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Y14.5M-2009" svg:font-family="Y14.5M-200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28cm" svg:stroke-color="#000000" draw:marker-start-width="0.284cm" draw:marker-end-width="0.284cm" draw:fill="none" draw:textarea-horizontal-align="justify" draw:textarea-vertical-align="middle" draw:auto-grow-height="true" fo:min-height="0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-color="#000000" draw:textarea-vertical-align="middle"/>
    </style:style>
    <style:style style:name="P1" style:family="paragraph">
      <loext:graphic-properties draw:fill="none"/>
      <style:paragraph-properties fo:text-align="center"/>
      <style:text-properties fo:color="#000000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er5" svg:x1="11.8cm" svg:y1="9.65cm" svg:x2="11.8cm" svg:y2="19.1cm">
            <text:p/>
          </draw:line>
          <draw:line draw:style-name="gr1" draw:text-style-name="P1" draw:layer="Layer5" svg:x1="13.8cm" svg:y1="9.65cm" svg:x2="13.8cm" svg:y2="6.2cm">
            <text:p/>
          </draw:line>
          <draw:line draw:style-name="gr1" draw:text-style-name="P1" draw:layer="Layer5" svg:x1="15.6cm" svg:y1="7.55cm" svg:x2="24.35cm" svg:y2="7.55cm">
            <text:p/>
          </draw:line>
          <draw:line draw:style-name="gr1" draw:text-style-name="P1" draw:layer="Layer5" svg:x1="13.8cm" svg:y1="6.2cm" svg:x2="15.6cm" svg:y2="6.2cm">
            <text:p/>
          </draw:line>
          <draw:line draw:style-name="gr1" draw:text-style-name="P1" draw:layer="Layer5" svg:x1="15.6cm" svg:y1="7.55cm" svg:x2="15.6cm" svg:y2="6.2cm">
            <text:p/>
          </draw:line>
          <draw:line draw:style-name="gr1" draw:text-style-name="P1" draw:layer="Layer5" svg:x1="13.8cm" svg:y1="9.65cm" svg:x2="11.8cm" svg:y2="9.65cm">
            <text:p/>
          </draw:line>
          <draw:line draw:style-name="gr1" draw:text-style-name="P1" draw:layer="Layer5" svg:x1="13.8cm" svg:y1="19.1cm" svg:x2="11.8cm" svg:y2="19.1cm">
            <text:p/>
          </draw:line>
          <draw:line draw:style-name="gr1" draw:text-style-name="P1" draw:layer="Layer5" svg:x1="15.6cm" svg:y1="19.1cm" svg:x2="23.1cm" svg:y2="19.1cm">
            <text:p/>
          </draw:line>
          <draw:line draw:style-name="gr1" draw:text-style-name="P1" draw:layer="Layer5" svg:x1="24.35cm" svg:y1="7.55cm" svg:x2="24.35cm" svg:y2="11.5cm">
            <text:p/>
          </draw:line>
          <draw:line draw:style-name="gr1" draw:text-style-name="P1" draw:layer="Layer5" svg:x1="24.35cm" svg:y1="7.55cm" svg:x2="24.35cm" svg:y2="11.5cm">
            <text:p/>
          </draw:line>
          <draw:line draw:style-name="gr1" draw:text-style-name="P1" draw:layer="Layer5" svg:x1="24.55cm" svg:y1="13.4cm" svg:x2="24.55cm" svg:y2="11.5cm">
            <text:p/>
          </draw:line>
          <draw:line draw:style-name="gr1" draw:text-style-name="P1" draw:layer="Layer5" svg:x1="24.35cm" svg:y1="11.5cm" svg:x2="24.55cm" svg:y2="11.5cm">
            <text:p/>
          </draw:line>
          <draw:line draw:style-name="gr1" draw:text-style-name="P1" draw:layer="Layer5" svg:x1="25.4cm" svg:y1="13.4cm" svg:x2="24.55cm" svg:y2="13.4cm">
            <text:p/>
          </draw:line>
          <draw:line draw:style-name="gr1" draw:text-style-name="P1" draw:layer="Layer5" svg:x1="24.65cm" svg:y1="15cm" svg:x2="25.8cm" svg:y2="15cm">
            <text:p/>
          </draw:line>
          <draw:line draw:style-name="gr1" draw:text-style-name="P1" draw:layer="Layer5" svg:x1="23.7cm" svg:y1="16.15cm" svg:x2="25.8cm" svg:y2="16.15cm">
            <text:p/>
          </draw:line>
          <draw:line draw:style-name="gr1" draw:text-style-name="P1" draw:layer="Layer5" svg:x1="23.7cm" svg:y1="17.35cm" svg:x2="23.1cm" svg:y2="17.35cm">
            <text:p/>
          </draw:line>
          <draw:line draw:style-name="gr1" draw:text-style-name="P1" draw:layer="Layer5" svg:x1="23.1cm" svg:y1="19.1cm" svg:x2="23.1cm" svg:y2="17.35cm">
            <text:p/>
          </draw:line>
          <draw:line draw:style-name="gr1" draw:text-style-name="P1" draw:layer="Layer5" svg:x1="23.7cm" svg:y1="16.15cm" svg:x2="23.7cm" svg:y2="17.35cm">
            <text:p/>
          </draw:line>
          <draw:line draw:style-name="gr1" draw:text-style-name="P1" draw:layer="Layer5" svg:x1="25.8cm" svg:y1="16.15cm" svg:x2="25.8cm" svg:y2="15cm">
            <text:p/>
          </draw:line>
          <draw:line draw:style-name="gr1" draw:text-style-name="P1" draw:layer="Layer5" svg:x1="25.4cm" svg:y1="13.4cm" svg:x2="25.4cm" svg:y2="15cm">
            <text:p/>
          </draw:line>
          <draw:line draw:style-name="gr1" draw:text-style-name="P1" draw:layer="Layer5" svg:x1="13.65cm" svg:y1="16.05cm" svg:x2="11.8cm" svg:y2="16.05cm">
            <text:p/>
          </draw:line>
          <draw:line draw:style-name="gr1" draw:text-style-name="P1" draw:layer="Layer5" svg:x1="13.65cm" svg:y1="15.25cm" svg:x2="11.8cm" svg:y2="15.25cm">
            <text:p/>
          </draw:line>
          <draw:line draw:style-name="gr1" draw:text-style-name="P1" draw:layer="Layer5" svg:x1="13.65cm" svg:y1="15.25cm" svg:x2="13.65cm" svg:y2="16.05cm">
            <text:p/>
          </draw:line>
          <draw:line draw:style-name="gr1" draw:text-style-name="P1" draw:layer="Layer5" svg:x1="13.1cm" svg:y1="15.25cm" svg:x2="13.1cm" svg:y2="15.65cm">
            <text:p/>
          </draw:line>
          <draw:line draw:style-name="gr1" draw:text-style-name="P1" draw:layer="Layer5" svg:x1="13.1cm" svg:y1="15.65cm" svg:x2="12.15cm" svg:y2="15.65cm">
            <text:p/>
          </draw:line>
          <draw:line draw:style-name="gr1" draw:text-style-name="P1" draw:layer="Layer5" svg:x1="24.65cm" svg:y1="14.6cm" svg:x2="25cm" svg:y2="14.6cm">
            <text:p/>
          </draw:line>
          <draw:line draw:style-name="gr1" draw:text-style-name="P1" draw:layer="Layer5" svg:x1="24.65cm" svg:y1="14.6cm" svg:x2="24.65cm" svg:y2="15cm">
            <text:p/>
          </draw:line>
          <draw:line draw:style-name="gr1" draw:text-style-name="P1" draw:layer="Layer5" svg:x1="24.65cm" svg:y1="14.6cm" svg:x2="24.65cm" svg:y2="13.4cm">
            <text:p/>
          </draw:line>
          <draw:line draw:style-name="gr1" draw:text-style-name="P1" draw:layer="Layer5" svg:x1="25cm" svg:y1="14.6cm" svg:x2="25cm" svg:y2="13.8cm">
            <text:p/>
          </draw:line>
          <draw:line draw:style-name="gr1" draw:text-style-name="P1" draw:layer="Layer5" svg:x1="19.5cm" svg:y1="7.55cm" svg:x2="19.5cm" svg:y2="9.65cm">
            <text:p/>
          </draw:line>
          <draw:line draw:style-name="gr1" draw:text-style-name="P1" draw:layer="Layer5" svg:x1="24.35cm" svg:y1="9.65cm" svg:x2="19.5cm" svg:y2="9.65cm">
            <text:p/>
          </draw:line>
          <draw:custom-shape draw:style-name="gr2" draw:text-style-name="P1" draw:layer="Layer8" svg:width="0.8cm" svg:height="1.75cm" svg:x="15.7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6.5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7.3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8.35cm" svg:y="7.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draw:transform="rotate (1.5707963267949) translate (11.8cm 11.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draw:transform="rotate (1.5707963267949) translate (11.8cm 12.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draw:transform="rotate (1.5707963267949) translate (11.8cm 13.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draw:transform="rotate (1.5707963267949) translate (11.8cm 14.1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draw:transform="rotate (1.5707963267949) translate (11.8cm 14.95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draw:transform="rotate (1.5707963267949) translate (11.8cm 1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draw:transform="rotate (1.5707963267949) translate (11.8cm 17.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draw:transform="rotate (1.5707963267949) translate (11.8cm 18.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5.7cm" svg:y="1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6.5cm" svg:y="1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7.3cm" svg:y="1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8.35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9.15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9.95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8.35cm" svg:y="1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9.15cm" svg:y="1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9.95cm" svg:y="1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20.9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21.7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22.5cm" svg:y="11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20.9cm" svg:y="1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22.5cm" svg:y="1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5.7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6.5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7.3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8.15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8.95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9.75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20.6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21.4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22.3cm" svg:y="17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5.7cm" svg:y="7.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6.5cm" svg:y="7.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8cm" svg:height="1.75cm" svg:x="17.3cm" svg:y="7.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er8" svg:width="0.3cm" svg:height="1.05cm" svg:x="24.15cm" svg:y="12.3cm">
            <text:p/>
            <draw:enhanced-geometry svg:viewBox="0 0 21600 21600" draw:type="rectangle" draw:enhanced-path="M 0 0 L 21600 0 21600 21600 0 21600 0 0 Z N"/>
          </draw:custom-shape>
          <draw:polygon draw:style-name="gr3" draw:text-style-name="P2" draw:layer="Layer8" svg:width="0.299cm" svg:height="1.049cm" svg:x="24.15cm" svg:y="12.3cm" svg:viewBox="0 0 300 1050" draw:points="300,1050 300,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Y14.5M-2009" svg:font-family="Y14.5M-200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Arial" fo:font-family="Arial" style:font-family-generic="swiss" style:font-pitch="variable" fo:font-size="10pt" fo:language="en" fo:country="GB" style:font-name-asian="SimSun" style:font-family-asian="SimSun, 宋体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"/>
      <draw:layer draw:name="Layer5"/>
      <draw:layer draw:name="Layer8"/>
      <draw:layer draw:name="Layer6"/>
      <draw:layer draw:name="Layer7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09:39.851000000</meta:creation-date>
    <dc:date>2018-10-09T08:36:25.840000000</dc:date>
    <meta:editing-duration>PT1H5M9S</meta:editing-duration>
    <meta:editing-cycles>14</meta:editing-cycles>
    <meta:generator>LibreOffice/5.3.5.2$Windows_x86 LibreOffice_project/50d9bf2b0a79cdb85a3814b592608037a682059d</meta:generator>
    <meta:document-statistic meta:object-count="72"/>
  </office:meta>
</office:document-meta>
</file>